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000000058291DF0EBDBDCCF495.png" manifest:media-type="image/png"/>
  <manifest:file-entry manifest:full-path="Pictures/1000020100000A0000000582B8D83F1C0AE13601.png" manifest:media-type="image/png"/>
  <manifest:file-entry manifest:full-path="Pictures/1000020100000A0000000582AABD473CF03F4B3D.png" manifest:media-type="image/png"/>
  <manifest:file-entry manifest:full-path="Pictures/1000020100000A0000000582930A51219D34A9F2.png" manifest:media-type="image/png"/>
  <manifest:file-entry manifest:full-path="Pictures/1000020100000A0000000582BC0C691C3AB0E9FA.png" manifest:media-type="image/png"/>
  <manifest:file-entry manifest:full-path="Pictures/1000020100000A000000058222C9E29D8C2B7372.png" manifest:media-type="image/png"/>
  <manifest:file-entry manifest:full-path="Pictures/1000020100000A000000058290C99D4A166DDEF5.png" manifest:media-type="image/png"/>
  <manifest:file-entry manifest:full-path="Pictures/1000020100000A0000000582F399C9EB1C8EA0C9.png" manifest:media-type="image/png"/>
  <manifest:file-entry manifest:full-path="Pictures/1000020100000A0000000582A07BCF1BB3F4EF8B.png" manifest:media-type="image/png"/>
  <manifest:file-entry manifest:full-path="Pictures/1000020100000A00000005825E929BC354E496C4.png" manifest:media-type="image/png"/>
  <manifest:file-entry manifest:full-path="Pictures/1000020100000A0000000582F20A061CA3791456.png" manifest:media-type="image/png"/>
  <manifest:file-entry manifest:full-path="Pictures/1000020100000A0000000582BED6B7223C144103.png" manifest:media-type="image/png"/>
  <manifest:file-entry manifest:full-path="Pictures/1000020100000A0000000582680BD95B5E68D909.png" manifest:media-type="image/png"/>
  <manifest:file-entry manifest:full-path="Pictures/1000020100000A00000005825D8861C2FBD8E37B.png" manifest:media-type="image/png"/>
  <manifest:file-entry manifest:full-path="Pictures/1000020100000A0000000582E3FD991FC3B4B1A2.png" manifest:media-type="image/png"/>
  <manifest:file-entry manifest:full-path="Pictures/1000020100000A0000000582B12AFE003FFF27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Exercício Prático 6</text:p>
          </draw:text-box>
        </draw:frame>
        <draw:frame presentation:style-name="pr2" draw:text-style-name="P2" draw:layer="layout" svg:width="10.395cm" svg:height="0.805cm" svg:x="1.035cm" svg:y="8.72cm" presentation:class="subtitle" presentation:user-transformed="true">
          <draw:text-box>
            <text:p text:style-name="P1"><text:span text:style-name="T1">Rafael Amauri Diniz Augusto - 651047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1</text:p>
          </draw:text-box>
        </draw:frame>
        <draw:frame presentation:style-name="pr5" draw:text-style-name="P1" draw:layer="layout" svg:width="25.5cm" svg:height="9.75cm" svg:x="0.635cm" svg:y="3.585cm" presentation:class="outline" presentation:user-transformed="true">
          <draw:text-box>
            <text:list text:style-name="L3">
              <text:list-item>
                <text:p text:style-name="P1">1 - A <text:s text:c="46"/>10 - A</text:p>
              </text:list-item>
              <text:list-item>
                <text:p text:style-name="P1">2 - B <text:s text:c="46"/>11 - B</text:p>
              </text:list-item>
              <text:list-item>
                <text:p text:style-name="P4"><text:span text:style-name="T2">3</text:span> - A <text:s text:c="46"/>12 - D</text:p>
              </text:list-item>
              <text:list-item>
                <text:p text:style-name="P4"><text:span text:style-name="T2">4</text:span> - C <text:s text:c="46"/>13 - B</text:p>
              </text:list-item>
              <text:list-item>
                <text:p text:style-name="P4"><text:span text:style-name="T2">5</text:span> - D <text:s text:c="46"/>14 - C</text:p>
              </text:list-item>
              <text:list-item>
                <text:p text:style-name="P4"><text:span text:style-name="T2">6</text:span> - A <text:s text:c="46"/>15 - B</text:p>
              </text:list-item>
              <text:list-item>
                <text:p text:style-name="P4"><text:span text:style-name="T2">7</text:span> - D <text:s text:c="46"/>16 - D</text:p>
              </text:list-item>
              <text:list-item>
                <text:p text:style-name="P4"><text:span text:style-name="T2">8</text:span> - D <text:s text:c="46"/>17 - A</text:p>
              </text:list-item>
              <text:list-item>
                <text:p text:style-name="P4"><text:span text:style-name="T2">9</text:span> - B <text:s text:c="46"/>18 - D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1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BC0C691C3AB0E9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1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930A51219D34A9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2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AABD473CF03F4B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2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5E929BC354E496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3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F399C9EB1C8EA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7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3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F20A061CA37914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8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4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BED6B7223C1441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4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680BD95B5E68D9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0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5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5D8861C2FBD8E3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1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5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E3FD991FC3B4B1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6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A07BCF1BB3F4EF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6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B12AFE003FFF27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7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22C9E29D8C2B7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7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91DF0EBDBDCCF4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8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90C99D4A166DDEF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7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8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B8D83F1C0AE136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8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7T17:10:36.451732363</meta:creation-date>
    <meta:editing-duration>PT20M11S</meta:editing-duration>
    <meta:editing-cycles>33</meta:editing-cycles>
    <meta:generator>LibreOffice/7.1.7.2$Linux_X86_64 LibreOffice_project/10$Build-2</meta:generator>
    <dc:title>Alizarin</dc:title>
    <dc:date>2021-11-12T16:20:28.992070038</dc:date>
    <meta:document-statistic meta:object-count="110"/>
  </office:meta>
</office:document-meta>
</file>